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84a46" officeooo:paragraph-rsid="00084a46"/>
    </style:style>
    <style:style style:name="P2" style:family="paragraph" style:parent-style-name="Standard">
      <style:text-properties officeooo:rsid="00084a46" officeooo:paragraph-rsid="000990d5"/>
    </style:style>
    <style:style style:name="P3" style:family="paragraph" style:parent-style-name="Standard">
      <style:text-properties officeooo:rsid="00084a46" officeooo:paragraph-rsid="0009c87a"/>
    </style:style>
    <style:style style:name="P4" style:family="paragraph" style:parent-style-name="Standard">
      <style:text-properties officeooo:rsid="00084a46" officeooo:paragraph-rsid="00f19f9c"/>
    </style:style>
    <style:style style:name="P5" style:family="paragraph" style:parent-style-name="Standard">
      <style:text-properties officeooo:rsid="00084a46" officeooo:paragraph-rsid="00f2a3bc"/>
    </style:style>
    <style:style style:name="P6" style:family="paragraph" style:parent-style-name="Standard">
      <style:text-properties officeooo:paragraph-rsid="000990d5"/>
    </style:style>
    <style:style style:name="P7" style:family="paragraph" style:parent-style-name="Standard">
      <style:text-properties officeooo:rsid="01b232a7" officeooo:paragraph-rsid="0009c87a"/>
    </style:style>
    <style:style style:name="P8" style:family="paragraph" style:parent-style-name="Standard">
      <style:text-properties officeooo:rsid="020e08df" officeooo:paragraph-rsid="0009c87a"/>
    </style:style>
    <style:style style:name="P9" style:family="paragraph" style:parent-style-name="Standard">
      <style:text-properties officeooo:rsid="01bc6b47" officeooo:paragraph-rsid="0009c87a"/>
    </style:style>
    <style:style style:name="P10" style:family="paragraph" style:parent-style-name="Standard">
      <style:text-properties officeooo:rsid="01eac822" officeooo:paragraph-rsid="0009c87a"/>
    </style:style>
    <style:style style:name="P11" style:family="paragraph" style:parent-style-name="Standard">
      <style:text-properties officeooo:rsid="0209d907" officeooo:paragraph-rsid="0009c87a"/>
    </style:style>
    <style:style style:name="P12" style:family="paragraph" style:parent-style-name="Standard">
      <style:text-properties officeooo:rsid="020c6167" officeooo:paragraph-rsid="0009c87a"/>
    </style:style>
    <style:style style:name="P13" style:family="paragraph" style:parent-style-name="Standard">
      <style:text-properties officeooo:paragraph-rsid="0009c87a"/>
    </style:style>
    <style:style style:name="P14" style:family="paragraph" style:parent-style-name="Standard">
      <style:text-properties officeooo:rsid="000e5056" officeooo:paragraph-rsid="000e5056"/>
    </style:style>
    <style:style style:name="P15" style:family="paragraph" style:parent-style-name="Standard">
      <style:text-properties officeooo:rsid="001da6cf" officeooo:paragraph-rsid="001da6cf"/>
    </style:style>
    <style:style style:name="P16" style:family="paragraph" style:parent-style-name="Standard">
      <style:text-properties officeooo:rsid="001da6cf" officeooo:paragraph-rsid="00b63e9b"/>
    </style:style>
    <style:style style:name="P17" style:family="paragraph" style:parent-style-name="Standard">
      <style:text-properties officeooo:rsid="00251720" officeooo:paragraph-rsid="00251720"/>
    </style:style>
    <style:style style:name="P18" style:family="paragraph" style:parent-style-name="Standard">
      <style:text-properties officeooo:rsid="002613d5" officeooo:paragraph-rsid="002613d5"/>
    </style:style>
    <style:style style:name="P19" style:family="paragraph" style:parent-style-name="Standard">
      <style:text-properties officeooo:rsid="0026c583" officeooo:paragraph-rsid="0026c583"/>
    </style:style>
    <style:style style:name="P20" style:family="paragraph" style:parent-style-name="Standard">
      <style:text-properties officeooo:rsid="003112e8" officeooo:paragraph-rsid="003112e8"/>
    </style:style>
    <style:style style:name="P21" style:family="paragraph" style:parent-style-name="Standard">
      <style:text-properties officeooo:rsid="0037e22d" officeooo:paragraph-rsid="0037e22d"/>
    </style:style>
    <style:style style:name="P22" style:family="paragraph" style:parent-style-name="Standard">
      <style:text-properties officeooo:rsid="003a5b09" officeooo:paragraph-rsid="003a5b09"/>
    </style:style>
    <style:style style:name="P23" style:family="paragraph" style:parent-style-name="Standard">
      <style:text-properties officeooo:rsid="003c4538" officeooo:paragraph-rsid="003c4538"/>
    </style:style>
    <style:style style:name="P24" style:family="paragraph" style:parent-style-name="Standard">
      <style:text-properties officeooo:rsid="003e05f2" officeooo:paragraph-rsid="003e05f2"/>
    </style:style>
    <style:style style:name="P25" style:family="paragraph" style:parent-style-name="Standard">
      <style:text-properties officeooo:rsid="0040dda4" officeooo:paragraph-rsid="0040dda4"/>
    </style:style>
    <style:style style:name="P26" style:family="paragraph" style:parent-style-name="Standard">
      <style:text-properties officeooo:rsid="00411c5a" officeooo:paragraph-rsid="00411c5a"/>
    </style:style>
    <style:style style:name="P27" style:family="paragraph" style:parent-style-name="Standard">
      <style:text-properties officeooo:rsid="00424f3d" officeooo:paragraph-rsid="00424f3d"/>
    </style:style>
    <style:style style:name="P28" style:family="paragraph" style:parent-style-name="Standard">
      <style:text-properties officeooo:rsid="0043dc81" officeooo:paragraph-rsid="0047474e"/>
    </style:style>
    <style:style style:name="P29" style:family="paragraph" style:parent-style-name="Standard">
      <style:text-properties officeooo:rsid="0043dc81" officeooo:paragraph-rsid="00484b20"/>
    </style:style>
    <style:style style:name="P30" style:family="paragraph" style:parent-style-name="Standard">
      <style:text-properties officeooo:paragraph-rsid="004a08b5"/>
    </style:style>
    <style:style style:name="P31" style:family="paragraph" style:parent-style-name="Standard">
      <style:text-properties officeooo:rsid="002894a9" officeooo:paragraph-rsid="0055f3e9"/>
    </style:style>
    <style:style style:name="P32" style:family="paragraph" style:parent-style-name="Standard">
      <style:text-properties officeooo:rsid="002894a9" officeooo:paragraph-rsid="00b1e7b6"/>
    </style:style>
    <style:style style:name="P33" style:family="paragraph" style:parent-style-name="Standard">
      <style:text-properties officeooo:paragraph-rsid="0079c039"/>
    </style:style>
    <style:style style:name="P34" style:family="paragraph" style:parent-style-name="Standard">
      <style:text-properties officeooo:paragraph-rsid="007b5a29"/>
    </style:style>
    <style:style style:name="P35" style:family="paragraph" style:parent-style-name="Standard">
      <style:text-properties officeooo:paragraph-rsid="007c9221"/>
    </style:style>
    <style:style style:name="P36" style:family="paragraph" style:parent-style-name="Standard">
      <style:text-properties officeooo:paragraph-rsid="00847a13"/>
    </style:style>
    <style:style style:name="P37" style:family="paragraph" style:parent-style-name="Standard">
      <style:text-properties officeooo:paragraph-rsid="0084ece8"/>
    </style:style>
    <style:style style:name="P38" style:family="paragraph" style:parent-style-name="Standard">
      <style:text-properties officeooo:paragraph-rsid="00a74f0a"/>
    </style:style>
    <style:style style:name="P39" style:family="paragraph" style:parent-style-name="Standard">
      <style:text-properties officeooo:rsid="00bb1e26" officeooo:paragraph-rsid="00bb1e26"/>
    </style:style>
    <style:style style:name="P40" style:family="paragraph" style:parent-style-name="Standard">
      <style:text-properties officeooo:paragraph-rsid="00cd9f3f"/>
    </style:style>
    <style:style style:name="P41" style:family="paragraph" style:parent-style-name="Standard">
      <style:text-properties officeooo:paragraph-rsid="00e94fa0"/>
    </style:style>
    <style:style style:name="P42" style:family="paragraph" style:parent-style-name="Standard">
      <style:text-properties officeooo:paragraph-rsid="00eaf19c"/>
    </style:style>
    <style:style style:name="P43" style:family="paragraph" style:parent-style-name="Standard">
      <style:text-properties officeooo:paragraph-rsid="00f19f9c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paragraph-rsid="004a08b5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c00fee" officeooo:paragraph-rsid="00c00fee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rsid="00c0338d" officeooo:paragraph-rsid="00c0338d"/>
    </style:style>
    <style:style style:name="P47" style:family="paragraph" style:parent-style-name="Standard">
      <style:paragraph-properties fo:margin-left="0in" fo:margin-right="0in" fo:text-indent="0in" style:auto-text-indent="false"/>
      <style:text-properties officeooo:rsid="00c0ed21" officeooo:paragraph-rsid="00c0ed21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rsid="00c1f031" officeooo:paragraph-rsid="00c1f031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rsid="00c3cd1d" officeooo:paragraph-rsid="00c3cd1d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rsid="00c58c69" officeooo:paragraph-rsid="00c58c69"/>
    </style:style>
    <style:style style:name="P51" style:family="paragraph" style:parent-style-name="Standard">
      <style:text-properties officeooo:rsid="0043dc81" officeooo:paragraph-rsid="00798b67"/>
    </style:style>
    <style:style style:name="P52" style:family="paragraph" style:parent-style-name="Standard" style:list-style-name="WWNum6"/>
    <style:style style:name="P53" style:family="paragraph" style:parent-style-name="Standard" style:list-style-name="WWNum6">
      <style:paragraph-properties fo:margin-left="0in" fo:margin-right="0in" fo:text-indent="0in" style:auto-text-indent="false"/>
      <style:text-properties officeooo:paragraph-rsid="004a08b5"/>
    </style:style>
    <style:style style:name="P54" style:family="paragraph" style:parent-style-name="Standard" style:list-style-name="WWNum7">
      <style:paragraph-properties fo:margin-left="0in" fo:margin-right="0in" fo:text-indent="0in" style:auto-text-indent="false"/>
      <style:text-properties officeooo:paragraph-rsid="004a08b5"/>
    </style:style>
    <style:style style:name="P55" style:family="paragraph" style:parent-style-name="Standard" style:list-style-name="WWNum8">
      <style:paragraph-properties fo:margin-left="0in" fo:margin-right="0in" fo:text-indent="0in" style:auto-text-indent="false"/>
      <style:text-properties officeooo:paragraph-rsid="004a08b5"/>
    </style:style>
    <style:style style:name="P56" style:family="paragraph" style:parent-style-name="Standard" style:list-style-name="WWNum9">
      <style:paragraph-properties fo:margin-left="0in" fo:margin-right="0in" fo:text-indent="0in" style:auto-text-indent="false"/>
      <style:text-properties officeooo:paragraph-rsid="004a08b5"/>
    </style:style>
    <style:style style:name="P57" style:family="paragraph" style:parent-style-name="Standard" style:list-style-name="WWNum11">
      <style:paragraph-properties fo:margin-left="0in" fo:margin-right="0in" fo:text-indent="0in" style:auto-text-indent="false"/>
      <style:text-properties officeooo:paragraph-rsid="004a08b5"/>
    </style:style>
    <style:style style:name="P58" style:family="paragraph" style:parent-style-name="Standard" style:list-style-name="WWNum12">
      <style:paragraph-properties fo:margin-left="0in" fo:margin-right="0in" fo:text-indent="0in" style:auto-text-indent="false"/>
      <style:text-properties officeooo:paragraph-rsid="004a08b5"/>
    </style:style>
    <style:style style:name="P59" style:family="paragraph" style:parent-style-name="Standard" style:list-style-name="WWNum13">
      <style:paragraph-properties fo:margin-left="0in" fo:margin-right="0in" fo:text-indent="0in" style:auto-text-indent="false"/>
      <style:text-properties officeooo:paragraph-rsid="004a08b5"/>
    </style:style>
    <style:style style:name="P60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4a08b5"/>
    </style:style>
    <style:style style:name="P61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9dadb0"/>
    </style:style>
    <style:style style:name="P62" style:family="paragraph" style:parent-style-name="Standard" style:list-style-name="WWNum15">
      <style:paragraph-properties fo:margin-left="0in" fo:margin-right="0in" fo:text-indent="0in" style:auto-text-indent="false"/>
      <style:text-properties officeooo:paragraph-rsid="004a08b5"/>
    </style:style>
    <style:style style:name="P63" style:family="paragraph" style:parent-style-name="Standard" style:list-style-name="WWNum9">
      <style:paragraph-properties fo:margin-left="0in" fo:margin-right="0in" fo:text-indent="0.2917in" style:auto-text-indent="false"/>
      <style:text-properties officeooo:paragraph-rsid="004a08b5"/>
    </style:style>
    <style:style style:name="P64" style:family="paragraph" style:parent-style-name="Standard" style:list-style-name="WWNum12">
      <style:paragraph-properties fo:margin-left="0in" fo:margin-right="0in" fo:text-indent="0.2917in" style:auto-text-indent="false"/>
      <style:text-properties officeooo:paragraph-rsid="004a08b5"/>
    </style:style>
    <style:style style:name="T1" style:family="text">
      <style:text-properties officeooo:rsid="00ade05a"/>
    </style:style>
    <style:style style:name="T2" style:family="text">
      <style:text-properties officeooo:rsid="010dff0b"/>
    </style:style>
    <style:style style:name="T3" style:family="text">
      <style:text-properties officeooo:rsid="01b0d8d6"/>
    </style:style>
    <style:style style:name="T4" style:family="text">
      <style:text-properties officeooo:rsid="01b40358"/>
    </style:style>
    <style:style style:name="T5" style:family="text">
      <style:text-properties officeooo:rsid="016b2a5d"/>
    </style:style>
    <style:style style:name="T6" style:family="text">
      <style:text-properties officeooo:rsid="016e9936"/>
    </style:style>
    <style:style style:name="T7" style:family="text">
      <style:text-properties officeooo:rsid="00f9965c"/>
    </style:style>
    <style:style style:name="T8" style:family="text">
      <style:text-properties officeooo:rsid="020e0f16"/>
    </style:style>
    <style:style style:name="T9" style:family="text">
      <style:text-properties officeooo:rsid="021211db"/>
    </style:style>
    <style:style style:name="T10" style:family="text">
      <style:text-properties officeooo:rsid="00fa3eb8"/>
    </style:style>
    <style:style style:name="T11" style:family="text">
      <style:text-properties officeooo:rsid="00fc5ef0"/>
    </style:style>
    <style:style style:name="T12" style:family="text">
      <style:text-properties officeooo:rsid="00fde936"/>
    </style:style>
    <style:style style:name="T13" style:family="text">
      <style:text-properties officeooo:rsid="01018db7"/>
    </style:style>
    <style:style style:name="T14" style:family="text">
      <style:text-properties officeooo:rsid="01038920"/>
    </style:style>
    <style:style style:name="T15" style:family="text">
      <style:text-properties officeooo:rsid="01039393"/>
    </style:style>
    <style:style style:name="T16" style:family="text">
      <style:text-properties officeooo:rsid="01072a97"/>
    </style:style>
    <style:style style:name="T17" style:family="text">
      <style:text-properties officeooo:rsid="013355d4"/>
    </style:style>
    <style:style style:name="T18" style:family="text">
      <style:text-properties officeooo:rsid="014640eb"/>
    </style:style>
    <style:style style:name="T19" style:family="text">
      <style:text-properties officeooo:rsid="00a14e47"/>
    </style:style>
    <style:style style:name="T20" style:family="text">
      <style:text-properties officeooo:rsid="012f93d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e774b7"/>
    </style:style>
    <style:style style:name="T27" style:family="text">
      <style:text-properties officeooo:rsid="00e58167"/>
    </style:style>
    <style:style style:name="T28" style:family="text">
      <style:text-properties officeooo:rsid="00d6e613"/>
    </style:style>
    <style:style style:name="T29" style:family="text">
      <style:text-properties officeooo:rsid="00d8496b"/>
    </style:style>
    <style:style style:name="T30" style:family="text">
      <style:text-properties officeooo:rsid="01eb3c71"/>
    </style:style>
    <style:style style:name="T31" style:family="text">
      <style:text-properties officeooo:rsid="020a4aad"/>
    </style:style>
    <style:style style:name="T32" style:family="text">
      <style:text-properties officeooo:rsid="020c807a"/>
    </style:style>
    <style:style style:name="T33" style:family="text">
      <style:text-properties officeooo:rsid="013ab07c"/>
    </style:style>
    <style:style style:name="T34" style:family="text">
      <style:text-properties officeooo:rsid="01054ba4"/>
    </style:style>
    <style:style style:name="T35" style:family="text">
      <style:text-properties officeooo:rsid="000dc49d"/>
    </style:style>
    <style:style style:name="T36" style:family="text">
      <style:text-properties officeooo:rsid="00101713"/>
    </style:style>
    <style:style style:name="T37" style:family="text">
      <style:text-properties officeooo:rsid="0011315f"/>
    </style:style>
    <style:style style:name="T38" style:family="text">
      <style:text-properties officeooo:rsid="0011ac85"/>
    </style:style>
    <style:style style:name="T39" style:family="text">
      <style:text-properties officeooo:rsid="0014dd0e"/>
    </style:style>
    <style:style style:name="T40" style:family="text">
      <style:text-properties officeooo:rsid="001c8628"/>
    </style:style>
    <style:style style:name="T41" style:family="text">
      <style:text-properties officeooo:rsid="001df726"/>
    </style:style>
    <style:style style:name="T42" style:family="text">
      <style:text-properties officeooo:rsid="0023b310"/>
    </style:style>
    <style:style style:name="T43" style:family="text">
      <style:text-properties officeooo:rsid="002ce8cc"/>
    </style:style>
    <style:style style:name="T44" style:family="text">
      <style:text-properties officeooo:rsid="002e6eb3"/>
    </style:style>
    <style:style style:name="T45" style:family="text">
      <style:text-properties officeooo:rsid="0034a0bf"/>
    </style:style>
    <style:style style:name="T46" style:family="text">
      <style:text-properties officeooo:rsid="003859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officeooo:rsid="0042b769"/>
    </style:style>
    <style:style style:name="T50" style:family="text">
      <style:text-properties officeooo:rsid="00541c57"/>
    </style:style>
    <style:style style:name="T51" style:family="text">
      <style:text-properties officeooo:rsid="00597afe"/>
    </style:style>
    <style:style style:name="T52" style:family="text">
      <style:text-properties officeooo:rsid="005e0906"/>
    </style:style>
    <style:style style:name="T53" style:family="text">
      <style:text-properties officeooo:rsid="005f1f19"/>
    </style:style>
    <style:style style:name="T54" style:family="text">
      <style:text-properties officeooo:rsid="006061b9"/>
    </style:style>
    <style:style style:name="T55" style:family="text">
      <style:text-properties officeooo:rsid="007fa542"/>
    </style:style>
    <style:style style:name="T56" style:family="text">
      <style:text-properties officeooo:rsid="0080e77e"/>
    </style:style>
    <style:style style:name="T57" style:family="text">
      <style:text-properties officeooo:rsid="008a889f"/>
    </style:style>
    <style:style style:name="T58" style:family="text">
      <style:text-properties officeooo:rsid="00917b7d"/>
    </style:style>
    <style:style style:name="T59" style:family="text">
      <style:text-properties officeooo:rsid="00997e77"/>
    </style:style>
    <style:style style:name="T60" style:family="text">
      <style:text-properties officeooo:rsid="009cba46"/>
    </style:style>
    <style:style style:name="T61" style:family="text">
      <style:text-properties officeooo:rsid="00a13d21"/>
    </style:style>
    <style:style style:name="T62" style:family="text">
      <style:text-properties officeooo:rsid="00a48390"/>
    </style:style>
    <style:style style:name="T63" style:family="text">
      <style:text-properties officeooo:rsid="00a869c4"/>
    </style:style>
    <style:style style:name="T64" style:family="text">
      <style:text-properties officeooo:rsid="00b24023"/>
    </style:style>
    <style:style style:name="T65" style:family="text">
      <style:text-properties officeooo:rsid="00b30ebe"/>
    </style:style>
    <style:style style:name="T66" style:family="text">
      <style:text-properties officeooo:rsid="00b766f7"/>
    </style:style>
    <style:style style:name="T67" style:family="text">
      <style:text-properties officeooo:rsid="00bd0aa0"/>
    </style:style>
    <style:style style:name="T68" style:family="text">
      <style:text-properties officeooo:rsid="00cb668b"/>
    </style:style>
    <style:style style:name="T69" style:family="text">
      <style:text-properties officeooo:rsid="00d1193d"/>
    </style:style>
    <style:style style:name="T70" style:family="text">
      <style:text-properties officeooo:rsid="00d4ee9c"/>
    </style:style>
    <style:style style:name="T71" style:family="text">
      <style:text-properties officeooo:rsid="00dbabb0"/>
    </style:style>
    <style:style style:name="T72" style:family="text">
      <style:text-properties officeooo:rsid="00dcde7e"/>
    </style:style>
    <style:style style:name="T73" style:family="text">
      <style:text-properties officeooo:rsid="00dd93b5"/>
    </style:style>
    <style:style style:name="T74" style:family="text">
      <style:text-properties officeooo:rsid="00de019b"/>
    </style:style>
    <style:style style:name="T75" style:family="text">
      <style:text-properties officeooo:rsid="00e2ac01"/>
    </style:style>
    <style:style style:name="T76" style:family="text">
      <style:text-properties officeooo:rsid="00e66bf2"/>
    </style:style>
    <style:style style:name="T77" style:family="text">
      <style:text-properties officeooo:rsid="00e8269c"/>
    </style:style>
    <style:style style:name="T78" style:family="text">
      <style:text-properties officeooo:rsid="00eaf19c"/>
    </style:style>
    <style:style style:name="T79" style:family="text">
      <style:text-properties officeooo:rsid="00eca372"/>
    </style:style>
    <style:style style:name="T80" style:family="text">
      <style:text-properties officeooo:rsid="00ee020c"/>
    </style:style>
    <style:style style:name="T81" style:family="text">
      <style:text-properties officeooo:rsid="00f033f7"/>
    </style:style>
    <style:style style:name="T82" style:family="text">
      <style:text-properties officeooo:rsid="00f19f9c"/>
    </style:style>
    <style:style style:name="T83" style:family="text">
      <style:text-properties officeooo:rsid="00f2a3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Useful Commands</text:p>
      <text:p text:style-name="P1"/>
      <text:p text:style-name="P6">**<text:span text:style-name="T1">in/out command</text:span>**</text:p>
      <text:p text:style-name="P6">echo "Hello, world" <text:tab/><text:tab/><text:tab/><text:tab/>print "Hello, world"</text:p>
      <text:p text:style-name="P6">echo -E <text:tab/><text:tab/><text:tab/><text:tab/><text:tab/><text:tab/><text:tab/>disable interpretation of backslash</text:p>
      <text:p text:style-name="P6">echo -n <text:tab/><text:tab/><text:tab/><text:tab/><text:tab/><text:tab/><text:tab/>disable insertion of new line</text:p>
      <text:p text:style-name="P41">‘\033[33;31m <text:s/><text:span text:style-name="T75">hello</text:span>’ <text:tab/><text:tab/><text:tab/><text:tab/><text:span text:style-name="T76">\</text:span>033 <text:span text:style-name="T77">equal to </text:span>\e</text:p>
      <text:p text:style-name="P42"><text:tab/><text:tab/><text:tab/><text:tab/><text:tab/><text:tab/><text:tab/><text:tab/>33 <text:span text:style-name="T80">for </text:span>backgroun<text:span text:style-name="T78">d color</text:span></text:p>
      <text:p text:style-name="P42"><text:tab/><text:tab/><text:tab/><text:tab/><text:tab/><text:tab/><text:tab/><text:tab/>31 <text:span text:style-name="T79">for </text:span>text <text:span text:style-name="T81">color</text:span></text:p>
      <text:p text:style-name="P2">read variable_name <text:tab/><text:tab/><text:tab/><text:tab/>get user input into variable_name</text:p>
      <text:p text:style-name="P2"/>
      <text:p text:style-name="P2">**<text:span text:style-name="T82">color</text:span>**</text:p>
      <text:p text:style-name="P5"><text:tab/><text:tab/><text:tab/><text:span text:style-name="T83">text<text:tab/><text:tab/><text:tab/>background</text:span></text:p>
      <text:p text:style-name="P43">Reset<text:tab/><text:tab/>0<text:tab/><text:tab/><text:tab/>0</text:p>
      <text:p text:style-name="P43">Black<text:tab/><text:tab/>30<text:tab/><text:tab/><text:tab/>40</text:p>
      <text:p text:style-name="P43">Red<text:tab/><text:tab/><text:tab/>31<text:tab/><text:tab/><text:tab/>41</text:p>
      <text:p text:style-name="P43">Green<text:tab/><text:tab/>32<text:tab/><text:tab/><text:tab/>42</text:p>
      <text:p text:style-name="P43">Yellow<text:tab/><text:tab/>33<text:tab/><text:tab/><text:tab/>43</text:p>
      <text:p text:style-name="P43">Blue<text:tab/><text:tab/>34<text:tab/><text:tab/><text:tab/>44</text:p>
      <text:p text:style-name="P43">Magenta<text:tab/>35<text:tab/><text:tab/><text:tab/>45</text:p>
      <text:p text:style-name="P43">Cyan<text:tab/><text:tab/>36<text:tab/><text:tab/><text:tab/>46</text:p>
      <text:p text:style-name="P4">White<text:tab/><text:tab/>37<text:tab/><text:tab/><text:tab/>47</text:p>
      <text:p text:style-name="P4"/>
      <text:p text:style-name="P13">**<text:span text:style-name="T3">bash built-in command</text:span>**</text:p>
      <text:p text:style-name="P7">exit<text:tab/><text:tab/><text:tab/><text:tab/><text:tab/><text:tab/><text:tab/><text:tab/><text:span text:style-name="T4">terminate script, exit shell</text:span></text:p>
      <text:p text:style-name="P13"/>
      <text:p text:style-name="P13">**<text:span text:style-name="T5">oneliner</text:span>**</text:p>
      <text:p text:style-name="P13">xargs<text:tab/><text:tab/><text:tab/><text:tab/><text:tab/><text:tab/><text:tab/><text:span text:style-name="T6">build and execute command line from stdin</text:span></text:p>
      <text:p text:style-name="P13"><text:span text:style-name="Source_20_Text">&lt;some <text:s/>with output on stdout&gt; | xargs [command [arguments]]</text:span></text:p>
      <text:p text:style-name="P13">find &lt;dirctory&gt; -name “&lt;patern&gt;”</text:p>
      <text:p text:style-name="P13">find &lt;directory&gt; -regex “&lt;regex&gt;”</text:p>
      <text:p text:style-name="P13"/>
      <text:p text:style-name="P13">**<text:span text:style-name="T7">system info</text:span>**</text:p>
      <text:p text:style-name="P8">hostname<text:tab/><text:tab/><text:tab/><text:tab/><text:tab/><text:tab/><text:span text:style-name="T8">computer name</text:span></text:p>
      <text:p text:style-name="P8">hostnamectl<text:tab/><text:tab/><text:tab/><text:tab/><text:tab/><text:tab/><text:span text:style-name="T9">OS information</text:span></text:p>
      <text:p text:style-name="P13">date <text:tab/><text:tab/><text:tab/><text:tab/><text:tab/><text:tab/><text:tab/>print the current date and time</text:p>
      <text:p text:style-name="P13"><text:span text:style-name="T10">who<text:tab/><text:tab/><text:tab/><text:tab/><text:tab/><text:tab/><text:tab/><text:tab/></text:span>Lists logged in users</text:p>
      <text:p text:style-name="P13"><text:span text:style-name="T11">users<text:tab/><text:tab/><text:tab/><text:tab/><text:tab/><text:tab/><text:tab/></text:span>Prints names of logged in users</text:p>
      <text:p text:style-name="P13"><text:span text:style-name="T12">useradd<text:tab/><text:tab/><text:tab/><text:tab/><text:tab/><text:tab/><text:tab/></text:span>Creates a user account</text:p>
      <text:p text:style-name="P13"><text:span text:style-name="T13">uptime<text:tab/><text:tab/><text:tab/><text:tab/><text:tab/><text:tab/><text:tab/></text:span>Gets the system up time</text:p>
      <text:p text:style-name="P13"><text:span text:style-name="T13">uname<text:tab/><text:tab/><text:tab/><text:tab/><text:tab/><text:tab/><text:tab/></text:span>Displays name of the current system</text:p>
      <text:p text:style-name="P39">uname -a</text:p>
      <text:p text:style-name="P13"><text:span text:style-name="T14">umask<text:tab/><text:tab/><text:tab/><text:tab/><text:tab/><text:tab/><text:tab/></text:span>Show the permissions that are given to view files by default</text:p>
      <text:p text:style-name="P13"><text:span text:style-name="T15">tset<text:tab/><text:tab/><text:tab/><text:tab/><text:tab/><text:tab/><text:tab/><text:tab/></text:span>Sets terminal mode</text:p>
      <text:p text:style-name="P13"><text:span text:style-name="T16">time<text:tab/><text:tab/><text:tab/><text:tab/><text:tab/><text:tab/><text:tab/></text:span>Helps time a command</text:p>
      <text:p text:style-name="P13">env<text:tab/><text:tab/><text:tab/><text:tab/><text:tab/><text:tab/><text:tab/><text:tab/>print environment variables</text:p>
      <text:p text:style-name="P13">printenv<text:tab/><text:tab/><text:tab/><text:tab/><text:tab/><text:tab/><text:tab/><text:span text:style-name="T17">print environment variables</text:span></text:p>
      <text:p text:style-name="P13">history<text:tab/><text:tab/><text:tab/><text:tab/><text:tab/><text:tab/><text:tab/><text:span text:style-name="T18">list history commands</text:span></text:p>
      <text:p text:style-name="P9">which<text:tab/><text:tab/><text:tab/><text:tab/><text:tab/><text:tab/><text:tab/>locate a command, pathname or links of executed command.</text:p>
      <text:p text:style-name="P13"/>
      <text:p text:style-name="P13"/>
      <text:p text:style-name="P13">**<text:span text:style-name="T19">file command</text:span>**</text:p>
      <text:p text:style-name="P13"><text:soft-page-break/>file<text:tab/><text:tab/><text:tab/><text:tab/><text:tab/><text:tab/><text:tab/><text:tab/>determine file type</text:p>
      <text:p text:style-name="P13">find<text:tab/><text:tab/><text:tab/><text:tab/><text:tab/><text:tab/><text:tab/><text:tab/>find files</text:p>
      <text:p text:style-name="P13">touch<text:tab/><text:tab/><text:tab/><text:tab/><text:tab/><text:tab/><text:tab/>update access and modification time of file</text:p>
      <text:p text:style-name="P13">chmod <text:tab/><text:tab/><text:tab/><text:tab/><text:tab/><text:tab/><text:tab/>change permissions</text:p>
      <text:p text:style-name="P13">chmod 777 <text:span text:style-name="T20">file</text:span></text:p>
      <text:p text:style-name="P13">chmod g+w <text:span text:style-name="T20">file</text:span></text:p>
      <text:p text:style-name="P13">chmod -x <text:span text:style-name="T20">file</text:span></text:p>
      <text:p text:style-name="P13">cat<text:tab/><text:tab/><text:tab/><text:tab/><text:tab/><text:tab/><text:tab/><text:tab/>display file contents</text:p>
      <text:p text:style-name="P13">head<text:tab/><text:tab/><text:tab/><text:tab/><text:tab/><text:tab/><text:tab/>displays first few lines of a file</text:p>
      <text:p text:style-name="P13">tail<text:tab/><text:tab/><text:tab/><text:tab/><text:tab/><text:tab/><text:tab/><text:tab/>print last few lines in a file</text:p>
      <text:p text:style-name="P13">chgrp<text:tab/><text:tab/><text:tab/><text:tab/><text:tab/><text:tab/><text:tab/>change file group</text:p>
      <text:p text:style-name="P13">mkdir<text:tab/><text:tab/><text:tab/><text:tab/><text:tab/><text:tab/><text:tab/>create a new directory</text:p>
      <text:p text:style-name="P13">rmdir<text:tab/><text:tab/><text:tab/><text:tab/><text:tab/><text:tab/><text:tab/>delete an existing directory</text:p>
      <text:p text:style-name="P13">pwd<text:tab/><text:tab/><text:tab/><text:tab/><text:tab/><text:tab/><text:tab/><text:tab/>print current working directory</text:p>
      <text:p text:style-name="P13">ls<text:tab/><text:tab/><text:tab/><text:tab/><text:tab/><text:tab/><text:tab/><text:tab/>get information about file type</text:p>
      <text:p text:style-name="P13">cp<text:tab/><text:tab/><text:tab/><text:tab/><text:tab/><text:tab/><text:tab/><text:tab/>copy source file into destination</text:p>
      <text:p text:style-name="P13">grep<text:tab/><text:tab/><text:tab/><text:tab/><text:tab/><text:tab/><text:tab/>search files for regular expressions</text:p>
      <text:p text:style-name="P13">ln<text:tab/><text:tab/><text:tab/><text:tab/><text:tab/><text:tab/><text:tab/><text:tab/>create softlink on oldname</text:p>
      <text:p text:style-name="P13">mv<text:tab/><text:tab/><text:tab/><text:tab/><text:tab/><text:tab/><text:tab/><text:tab/>move oldname to new</text:p>
      <text:p text:style-name="P13"/>
      <text:p text:style-name="P13">**<text:span text:style-name="T21">manipulating data</text:span>**</text:p>
      <text:p text:style-name="P13">awk<text:tab/><text:tab/><text:tab/><text:tab/><text:tab/><text:tab/><text:tab/><text:tab/>pattern scanning and processing language</text:p>
      <text:p text:style-name="P13"><text:span text:style-name="T22">cmp<text:tab/><text:tab/><text:tab/><text:tab/><text:tab/><text:tab/><text:tab/><text:tab/></text:span>Compares the contents of two files</text:p>
      <text:p text:style-name="P13"><text:span text:style-name="T23">comm<text:tab/><text:tab/><text:tab/><text:tab/><text:tab/><text:tab/><text:tab/></text:span>Compares sorted data</text:p>
      <text:p text:style-name="P13"><text:span text:style-name="T24">cut<text:tab/><text:tab/><text:tab/><text:tab/><text:tab/><text:tab/><text:tab/><text:tab/></text:span>Cuts out selected fields of each line of a file</text:p>
      <text:p text:style-name="P13"><text:span text:style-name="T24">diff<text:tab/><text:tab/><text:tab/><text:tab/><text:tab/><text:tab/><text:tab/><text:tab/></text:span>Differential file comparator</text:p>
      <text:p text:style-name="P13"><text:span text:style-name="T24">expand<text:tab/><text:tab/><text:tab/><text:tab/><text:tab/><text:tab/><text:tab/></text:span>Expands tabs to spaces</text:p>
      <text:p text:style-name="P13"><text:span text:style-name="T24">join<text:tab/><text:tab/><text:tab/><text:tab/><text:tab/><text:tab/><text:tab/><text:tab/></text:span>Joins files on some common field</text:p>
      <text:p text:style-name="P13"><text:span text:style-name="T24">perl<text:tab/><text:tab/><text:tab/><text:tab/><text:tab/><text:tab/><text:tab/><text:tab/></text:span>Data manipulation language</text:p>
      <text:p text:style-name="P13"><text:span text:style-name="T25">sed<text:tab/><text:tab/><text:tab/><text:tab/><text:tab/><text:tab/><text:tab/><text:tab/></text:span>Stream text editor</text:p>
      <text:p text:style-name="P13"><text:span text:style-name="T26">sort<text:tab/><text:tab/><text:tab/><text:tab/><text:tab/><text:tab/><text:tab/><text:tab/></text:span>Sorts file data</text:p>
      <text:p text:style-name="P13"><text:span text:style-name="T27">split<text:tab/><text:tab/><text:tab/><text:tab/><text:tab/><text:tab/><text:tab/><text:tab/></text:span>Splits file into smaller files</text:p>
      <text:p text:style-name="P13"><text:span text:style-name="T25">tr<text:tab/><text:tab/><text:tab/><text:tab/><text:tab/><text:tab/><text:tab/><text:tab/></text:span>Translates characters</text:p>
      <text:p text:style-name="P13"><text:span text:style-name="T25">uniq<text:tab/><text:tab/><text:tab/><text:tab/><text:tab/><text:tab/><text:tab/></text:span>Reports repeated lines in a file</text:p>
      <text:p text:style-name="P13"><text:span text:style-name="T28">wc<text:tab/><text:tab/><text:tab/><text:tab/><text:tab/><text:tab/><text:tab/><text:tab/></text:span>Counts words, lines, and characters</text:p>
      <text:p text:style-name="P13"><text:span text:style-name="T28">vi<text:tab/><text:tab/><text:tab/><text:tab/><text:tab/><text:tab/><text:tab/><text:tab/></text:span>Opens vi text editor</text:p>
      <text:p text:style-name="P13"><text:span text:style-name="T28">vim<text:tab/><text:tab/><text:tab/><text:tab/><text:tab/><text:tab/><text:tab/><text:tab/></text:span>Opens vim text editor</text:p>
      <text:p text:style-name="P13"><text:span text:style-name="T29">fmt<text:tab/><text:tab/><text:tab/><text:tab/><text:tab/><text:tab/><text:tab/><text:tab/></text:span>Simple text formatter<text:span text:style-name="T29"><text:tab/></text:span></text:p>
      <text:p text:style-name="P13"><text:span text:style-name="T29">spell<text:tab/><text:tab/><text:tab/><text:tab/><text:tab/><text:tab/><text:tab/></text:span>Checks text for spelling error</text:p>
      <text:p text:style-name="P13"><text:span text:style-name="T29">ispell<text:tab/><text:tab/><text:tab/><text:tab/><text:tab/><text:tab/><text:tab/></text:span>Checks text for spelling error</text:p>
      <text:p text:style-name="P13"><text:span text:style-name="T29">emacs<text:tab/><text:tab/><text:tab/><text:tab/><text:tab/><text:tab/><text:tab/></text:span>GNU project Emacs</text:p>
      <text:p text:style-name="P13"><text:span text:style-name="T29">ex,edit<text:tab/><text:tab/><text:tab/><text:tab/><text:tab/><text:tab/><text:tab/></text:span>Line editor</text:p>
      <text:p text:style-name="P10">tee<text:tab/><text:tab/><text:tab/><text:tab/><text:tab/><text:tab/><text:tab/><text:tab/><text:span text:style-name="T30">read from standard input and write to standard output and files</text:span></text:p>
      <text:p text:style-name="P11">source<text:tab/><text:tab/><text:tab/><text:tab/><text:tab/><text:tab/><text:tab/>load any functions <text:span text:style-name="T31">file into current shell</text:span></text:p>
      <text:p text:style-name="P12">stat<text:tab/>‘%<text:span text:style-name="T32">y</text:span>’ <text:span text:style-name="T32">filename</text:span><text:tab/><text:tab/><text:tab/><text:tab/>display update time of file</text:p>
      <text:p text:style-name="P13"/>
      <text:p text:style-name="P13">**<text:span text:style-name="T33">process</text:span>**</text:p>
      <text:p text:style-name="P13"><text:span text:style-name="T33">env<text:tab/><text:tab/><text:tab/><text:tab/></text:span>run another program in a custom environment without modifying the current one</text:p>
      <text:p text:style-name="P13"><text:span text:style-name="T34">top<text:tab/><text:tab/><text:tab/><text:tab/></text:span>Displays all system processes</text:p>
      <text:p text:style-name="P3"><text:span text:style-name="T2">ps<text:tab/><text:tab/><text:tab/><text:tab/></text:span>Displays the status of current processes</text:p>
      <text:p text:style-name="P3"/>
      <text:p text:style-name="P3">**<text:span text:style-name="T35">g++**</text:span></text:p>
      <text:p text:style-name="P3"><text:soft-page-break/>-<text:span text:style-name="T39">o<text:tab/><text:tab/><text:tab/><text:tab/>output file name</text:span></text:p>
      <text:p text:style-name="P14">-L<text:tab/><text:tab/><text:tab/><text:tab/><text:span text:style-name="T36">add library include path</text:span></text:p>
      <text:p text:style-name="P14">-<text:span text:style-name="T37">l<text:tab/><text:tab/><text:tab/><text:tab/>add library</text:span></text:p>
      <text:p text:style-name="P14">-<text:span text:style-name="T38">I<text:tab/><text:tab/><text:tab/><text:tab/>add include header path</text:span></text:p>
      <text:p text:style-name="P14"/>
      <text:p text:style-name="P14"/>
      <text:p text:style-name="P14">**<text:span text:style-name="T40">uncategoried**</text:span></text:p>
      <text:p text:style-name="P15">readlink -<text:span text:style-name="T41">f<text:tab/><text:tab/>print resolved symbolic links or canonical file names</text:span></text:p>
      <text:p text:style-name="P31">export<text:tab/><text:tab/><text:tab/>set export attribute for shell variables,</text:p>
      <text:p text:style-name="P31"><text:span text:style-name="T50"><text:tab/><text:tab/><text:tab/><text:tab/>m</text:span>ake content of PATH available to child processes of this shell.</text:p>
      <text:p text:style-name="P32">export PATH=$PATH:directory<text:tab/> <text:span text:style-name="T65">add path, </text:span>directory <text:span text:style-name="T64">is the path want to add</text:span></text:p>
      <text:p text:style-name="P16"><text:tab/><text:tab/><text:tab/><text:tab/><text:tab/><text:tab/><text:tab/><text:tab/><text:span text:style-name="T66">another way to change PATH, edit </text:span>.bash_profile or .profile</text:p>
      <text:p text:style-name="P15">**<text:span text:style-name="T42">capability</text:span>**</text:p>
      <text:p text:style-name="P17">setcap<text:tab/><text:tab/><text:tab/>set file capabilities</text:p>
      <text:p text:style-name="P18">getcap<text:tab/><text:tab/><text:tab/>get file capabilities</text:p>
      <text:p text:style-name="P18"/>
      <text:p text:style-name="P19">e<text:tab/>efective</text:p>
      <text:p text:style-name="P19">p<text:tab/>permitted</text:p>
      <text:p text:style-name="P19">I<text:tab/>inherited</text:p>
      <text:p text:style-name="P19"/>
      <text:p text:style-name="P19">**<text:span text:style-name="T43">hardware</text:span>**</text:p>
      <text:p text:style-name="P19">ls<text:span text:style-name="T44">hw<text:tab/><text:tab/><text:tab/>sudo</text:span></text:p>
      <text:p text:style-name="P20">hardinfo<text:tab/><text:tab/><text:tab/><text:span text:style-name="T45">UI, sudo apt-get install hardinfo</text:span></text:p>
      <text:p text:style-name="P21">inxi<text:tab/><text:tab/><text:tab/><text:tab/><text:span text:style-name="T46">sudo apt install inxi</text:span></text:p>
      <text:p text:style-name="P21"/>
      <text:p text:style-name="P22">**CPU info**</text:p>
      <text:p text:style-name="P23">lscpu</text:p>
      <text:p text:style-name="P24">cat /<text:span text:style-name="T47">proc/</text:span><text:span text:style-name="T48">cpuinfo</text:span></text:p>
      <text:p text:style-name="P25">nproc</text:p>
      <text:p text:style-name="P26">cpuid</text:p>
      <text:p text:style-name="P27">rdmsr<text:tab/><text:tab/><text:tab/><text:span text:style-name="T49">sudo apt isntall msr-tools</text:span></text:p>
      <text:p text:style-name="P28">sensors<text:tab/><text:tab/><text:tab/>From lm-sensors tool, is a free open source software-tool for Linux </text:p>
      <text:p text:style-name="P29"><text:tab/><text:tab/><text:tab/><text:tab/>that provides tools and drivers for monitoring temperatures, voltage, humidity, </text:p>
      <text:p text:style-name="P51"><text:tab/><text:tab/><text:tab/><text:tab/>and fans. It can also detect chassis intrusions.</text:p>
      <text:p text:style-name="P33"/>
      <text:p text:style-name="P33">**<text:span text:style-name="T52">BIOS info</text:span>**</text:p>
      <text:p text:style-name="P35">dmidecode<text:tab/><text:tab/>dmidecode <text:span text:style-name="T54">t</text:span>oo<text:span text:style-name="T53">l include: </text:span>dmidecode, biosdecode, </text:p>
      <text:p text:style-name="P35"><text:tab/><text:tab/><text:tab/><text:tab/>vpddecode (vital product data),ownership</text:p>
      <text:p text:style-name="P34">biosdecode<text:bookmark text:name="_Toc48743923"/></text:p>
      <text:list xml:id="list1031881906" text:style-name="WWNum6">
        <text:list-header>
          <text:p text:style-name="P52"/>
          <text:p text:style-name="P53">**<text:span text:style-name="T51">memory info</text:span>**</text:p>
        </text:list-header>
      </text:list>
      <text:list xml:id="list1243174903" text:style-name="WWNum7">
        <text:list-header>
          <text:p text:style-name="P54">dmidecode -type memory</text:p>
        </text:list-header>
      </text:list>
      <text:p text:style-name="P44">dmidecode -t 16</text:p>
      <text:list xml:id="list164960402932631" text:continue-numbering="true" text:style-name="WWNum7">
        <text:list-header>
          <text:p text:style-name="P54">free</text:p>
          <text:p text:style-name="P54">cat /proc/meminfo</text:p>
          <text:p text:style-name="P54">vmstat -s</text:p>
        </text:list-header>
      </text:list>
      <text:p text:style-name="P30">查看物理内存访问权限：</text:p>
      <text:list xml:id="list3323197169" text:style-name="WWNum8">
        <text:list-header>
          <text:p text:style-name="P55">ls -l /dev/mem<text:tab/><text:tab/>crw-r----- 1 root kmem 1, 1 5月 19 08：00 /dev/mem</text:p>
        </text:list-header>
      </text:list>
      <text:p text:style-name="P30">First Character:-(regular file),b(black special file),c(character special file),d(directory),l(symbolic link),n(network file),p(FIFO),s(socket)</text:p>
      <text:p text:style-name="P30">Next three character: file permissions for user(r/w/x/s/t)</text:p>
      <text:p text:style-name="P30">Next three character: file permissions for group</text:p>
      <text:p text:style-name="P30"><text:soft-page-break/>Next three character: file permissions for others</text:p>
      <text:p text:style-name="P30">Number:hard links to the file</text:p>
      <text:p text:style-name="P30">Next two words: file owner and group</text:p>
      <text:p text:style-name="P30">Number: file size</text:p>
      <text:p text:style-name="P30">Date and time</text:p>
      <text:p text:style-name="P30">File name</text:p>
      <text:list xml:id="list2460539099" text:style-name="WWNum9">
        <text:list-header>
          <text:p text:style-name="P63"/>
          <text:p text:style-name="P56">dd if=/dev/mem ...</text:p>
        </text:list-header>
      </text:list>
      <text:p text:style-name="P30">dd if=/dev/mem bs=1 count=4 skip 1024|hd<text:tab/>Read 4byte physical memory from address 1024<text:bookmark text:name="_Toc48743924"/></text:p>
      <text:p text:style-name="P30"/>
      <text:p text:style-name="P36">**<text:span text:style-name="T55">IO port</text:span>**</text:p>
      <text:p text:style-name="P37">dd i<text:bookmark-start text:name="_Toc48743925"/>f=/dev/port…<text:bookmark-end text:name="_Toc48743925"/></text:p>
      <text:p text:style-name="P37"/>
      <text:p text:style-name="P37">**<text:span text:style-name="T56">PCI</text:span>**</text:p>
      <text:list xml:id="list2797253257" text:style-name="WWNum11">
        <text:list-header>
          <text:p text:style-name="P57">sudo lspci -xxx<text:bookmark text:name="_Toc48743926"/></text:p>
        </text:list-header>
      </text:list>
      <text:p text:style-name="P44">**<text:span text:style-name="T57">USB</text:span>**</text:p>
      <text:list xml:id="list2892922842" text:style-name="WWNum12">
        <text:list-header>
          <text:p text:style-name="P64">lsusb<text:bookmark text:name="_Toc48743927"/></text:p>
          <text:p text:style-name="P58">**<text:span text:style-name="T58">Disk</text:span>**</text:p>
        </text:list-header>
      </text:list>
      <text:list xml:id="list3433393952" text:style-name="WWNum13">
        <text:list-header>
          <text:p text:style-name="P59">sg_…<text:tab/><text:tab/>sudo apt-get install sg3-utils, man sg3_utils, <text:span text:style-name="T59">including series of sg_* commands.</text:span></text:p>
        </text:list-header>
      </text:list>
      <text:p text:style-name="P30"><text:span text:style-name="T60">s</text:span>g_scan</text:p>
      <text:p text:style-name="P30"><text:span text:style-name="T60">s</text:span>g_sat_identify /dev/sda</text:p>
      <text:list xml:id="list501491134" text:style-name="WWNum14">
        <text:list-header>
          <text:p text:style-name="P60">smartctl -s /dev/sda</text:p>
          <text:p text:style-name="P60">hdparm -I /dev/sda</text:p>
          <text:p text:style-name="P60">fdisk -l</text:p>
          <text:p text:style-name="P61">sfdisk </text:p>
          <text:p text:style-name="P61">cfdisk</text:p>
          <text:p text:style-name="P60">parted -l</text:p>
          <text:p text:style-name="P60">df -h</text:p>
          <text:p text:style-name="P60">lsblk</text:p>
          <text:p text:style-name="P60">blkid<text:bookmark text:name="_Toc48743928"/></text:p>
          <text:p text:style-name="P60"/>
          <text:p text:style-name="P60">**<text:span text:style-name="T61">gfx</text:span>**</text:p>
        </text:list-header>
      </text:list>
      <text:list xml:id="list469972196" text:style-name="WWNum15">
        <text:list-header>
          <text:p text:style-name="P62">glxinfo</text:p>
        </text:list-header>
      </text:list>
      <text:p text:style-name="P44"/>
      <text:p text:style-name="P44">**<text:span text:style-name="T67">system</text:span>**</text:p>
      <text:p text:style-name="P45">id</text:p>
      <text:p text:style-name="P45">modeprobe</text:p>
      <text:p text:style-name="P46">lsmod</text:p>
      <text:p text:style-name="P47">modinfo</text:p>
      <text:p text:style-name="P48">lnsmod</text:p>
      <text:p text:style-name="P49">depmod</text:p>
      <text:p text:style-name="P50">init</text:p>
      <text:p text:style-name="P40"><text:span text:style-name="T68">i</text:span>nit 3<text:tab/><text:tab/><text:tab/>On most Linux server system default run level is 3 and on most Linux Desktop</text:p>
      <text:p text:style-name="P40"><text:tab/><text:tab/><text:tab/><text:tab/>system default run level is 5)</text:p>
      <text:p text:style-name="P30"/>
      <text:p text:style-name="P30"><text:bookmark-start text:name="_Toc48743930"/>*<text:bookmark-end text:name="_Toc48743930"/>*<text:span text:style-name="T69">system log</text:span>**</text:p>
      <text:p text:style-name="P30">last reboot<text:bookmark text:name="_Toc48743931"/></text:p>
      <text:p text:style-name="P30"/>
      <text:p text:style-name="P30">**<text:span text:style-name="T70">network</text:span>**</text:p>
      <text:p text:style-name="P30">hostname -I</text:p>
      <text:p text:style-name="P30">ifconfig</text:p>
      <text:p text:style-name="P30"><text:a xlink:type="simple" xlink:href="https://www.linuxtrainingacademy.com/linux-commands-cheat-sheet/" text:style-name="ListLabel_20_1" text:visited-style-name="ListLabel_20_1"><text:span text:style-name="Internet_20_link">https://www.linuxtrainingacademy.com/linux-commands-cheat-sheet/</text:span></text:a> </text:p>
      <text:p text:style-name="P30"><text:soft-page-break/></text:p>
      <text:p text:style-name="P30"/>
      <text:p text:style-name="P30"><text:bookmark-start text:name="_Toc48743932"/>*<text:bookmark-end text:name="_Toc48743932"/>*<text:span text:style-name="T62">power management</text:span>**</text:p>
      <text:p text:style-name="P30">xset <text:tab/><text:tab/><text:tab/><text:tab/>xset dpms force standby</text:p>
      <text:p text:style-name="P30">pm-suspend<text:tab/><text:tab/><text:tab/>pm-utils</text:p>
      <text:p text:style-name="P38">s2ram<text:tab/><text:tab/><text:tab/><text:tab/>uswsusp</text:p>
      <text:p text:style-name="P38">s2ram --force</text:p>
      <text:p text:style-name="P30"/>
      <text:p text:style-name="P30"><text:bookmark-start text:name="_Toc48743933"/>*<text:bookmark-end text:name="_Toc48743933"/>*<text:span text:style-name="T63">debug</text:span>**</text:p>
      <text:p text:style-name="P30">strace<text:bookmark text:name="_Toc48743934"/><text:bookmark text:name="_Toc48743935"/></text:p>
      <text:p text:style-name="P30"><text:bookmark text:name="_Toc48743940"/></text:p>
      <text:p text:style-name="P30"/>
      <text:p text:style-name="P30"/>
      <text:p text:style-name="P30"/>
      <text:p text:style-name="P30"><text:span text:style-name="T72">s</text:span>et<text:tab/><text:tab/><text:span text:style-name="T71">check </text:span>session’s environment</text:p>
      <text:p text:style-name="P30"><text:span text:style-name="T73">x</text:span>term<text:tab/><text:span text:style-name="T74">open a </text:span>terminal<text:bookmark text:name="_Toc487439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1:45:15.402558742</meta:creation-date>
    <meta:generator>LibreOffice/6.0.7.3$Linux_X86_64 LibreOffice_project/00m0$Build-3</meta:generator>
    <dc:date>2020-09-29T16:49:01.476524759</dc:date>
    <meta:editing-duration>PT38M37S</meta:editing-duration>
    <meta:editing-cycles>204</meta:editing-cycles>
    <meta:document-statistic meta:table-count="0" meta:image-count="0" meta:object-count="0" meta:page-count="5" meta:paragraph-count="195" meta:word-count="852" meta:character-count="5683" meta:non-whitespace-character-count="4530"/>
  </office:meta>
</office:document-meta>
</file>